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4167in"/>
    </style:style>
    <style:style style:name="Table1.B" style:family="table-column">
      <style:table-column-properties style:column-width="0.952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1.1868in"/>
    </style:style>
    <style:style style:name="Table1.E" style:family="table-column">
      <style:table-column-properties style:column-width="1.1854in"/>
    </style:style>
    <style:style style:name="Table1.G" style:family="table-column">
      <style:table-column-properties style:column-width="1.184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6f080" officeooo:paragraph-rsid="0046f08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f080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0fa3f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2pt" officeooo:rsid="0046f080" officeooo:paragraph-rsid="0046f080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14" style:family="paragraph" style:parent-style-name="Standard">
      <style:paragraph-properties fo:orphans="2" fo:widows="2" fo:hyphenation-ladder-count="no-limit"/>
      <style:text-properties style:font-name="DejaVu Sans Condensed" officeooo:paragraph-rsid="0046f08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orphans="2" fo:widows="2" fo:hyphenation-ladder-count="no-limit"/>
      <style:text-properties officeooo:paragraph-rsid="0045da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text-align="start" style:justify-single-word="false" fo:orphans="2" fo:widows="2" fo:hyphenation-ladder-count="no-limit"/>
      <style:text-properties officeooo:paragraph-rsid="0046f08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9">
      <style:paragraph-properties fo:text-align="start" style:justify-single-word="false" fo:orphans="2" fo:widows="2" fo:hyphenation-ladder-count="no-limit"/>
      <style:text-properties officeooo:paragraph-rsid="0046f08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2">
      <style:paragraph-properties fo:text-align="start" style:justify-single-word="false" fo:orphans="2" fo:widows="2" fo:hyphenation-ladder-count="no-limit"/>
      <style:text-properties officeooo:paragraph-rsid="0045da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14">
      <style:paragraph-properties fo:text-align="start" style:justify-single-word="false" fo:orphans="2" fo:widows="2" fo:hyphenation-ladder-count="no-limit"/>
      <style:text-properties officeooo:paragraph-rsid="0045da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1">
      <style:paragraph-properties fo:orphans="2" fo:widows="2" fo:hyphenation-ladder-count="no-limit"/>
      <style:text-properties officeooo:paragraph-rsid="0045da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fo:font-weight="bold" officeooo:rsid="0046f080" officeooo:paragraph-rsid="0046f080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bold" officeooo:rsid="0046f080" officeooo:paragraph-rsid="0046f080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9">
      <style:paragraph-properties fo:orphans="2" fo:widows="2" fo:hyphenation-ladder-count="no-limit"/>
      <style:text-properties style:font-name="DejaVu Sans Condensed" fo:font-size="12pt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2">
      <style:paragraph-properties fo:orphans="2" fo:widows="2" fo:hyphenation-ladder-count="no-limit"/>
      <style:text-properties style:font-name="DejaVu Sans Condensed" fo:font-size="12pt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4">
      <style:paragraph-properties fo:orphans="2" fo:widows="2" fo:hyphenation-ladder-count="no-limit"/>
      <style:text-properties style:font-name="DejaVu Sans Condensed" fo:font-size="12pt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46f080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9">
      <style:paragraph-properties fo:text-align="start" style:justify-single-word="false" fo:orphans="2" fo:widows="2" fo:hyphenation-ladder-count="no-limit"/>
      <style:text-properties style:font-name="DejaVu Sans Condensed" fo:font-size="12pt" officeooo:rsid="0046f080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1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14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46f08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9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4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45da1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list-style-name="L1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list-style-name="L1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f080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7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f080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 style:list-style-name="L9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f080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 style:list-style-name="L10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6f080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46f080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 style:list-style-name="L1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 style:list-style-name="L1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45da1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 style:list-style-name="L1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 style:list-style-name="L17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 style:list-style-name="L17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 style:list-style-name="L1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 style:list-style-name="L17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 style:list-style-name="L11">
      <style:paragraph-properties fo:orphans="2" fo:widows="2" fo:hyphenation-ladder-count="no-limit"/>
      <style:text-properties style:font-name="DejaVu Sans Condensed" fo:font-size="12pt" fo:font-weight="normal" officeooo:rsid="0046f080" officeooo:paragraph-rsid="0046f080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 style:list-style-name="L16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2dcb79" officeooo:paragraph-rsid="0044185e" style:letter-kerning="true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 style:list-style-name="L16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 style:list-style-name="L17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47395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 style:list-style-name="L15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 style:list-style-name="L16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 style:list-style-name="L4">
      <style:paragraph-properties fo:text-align="start" style:justify-single-word="false" fo:orphans="2" fo:widows="2" fo:hyphenation-ladder-count="no-limit"/>
      <style:text-properties officeooo:rsid="0046f080" officeooo:paragraph-rsid="0046f08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8">
      <style:paragraph-properties fo:text-align="start" style:justify-single-word="false" fo:orphans="2" fo:widows="2" fo:hyphenation-ladder-count="no-limit"/>
      <style:text-properties fo:font-weight="bold" officeooo:rsid="0045da1a" officeooo:paragraph-rsid="0045da1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 style:list-style-name="L13">
      <style:paragraph-properties fo:text-align="start" style:justify-single-word="false" fo:orphans="2" fo:widows="2" fo:hyphenation-ladder-count="no-limit"/>
      <style:text-properties officeooo:rsid="0045da1a" officeooo:paragraph-rsid="0045da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7395b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7395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style:letter-kerning="true" style:font-weight-asian="normal" style:font-weight-complex="normal"/>
    </style:style>
    <style:style style:name="T7" style:family="text">
      <style:text-properties fo:font-weight="normal" officeooo:rsid="00155963" style:letter-kerning="true" style:font-weight-asian="normal" style:font-weight-complex="normal"/>
    </style:style>
    <style:style style:name="T8" style:family="text">
      <style:text-properties fo:font-weight="normal" officeooo:rsid="0046f080" style:letter-kerning="true" style:font-weight-asian="normal" style:font-weight-complex="normal"/>
    </style:style>
    <style:style style:name="T9" style:family="text">
      <style:text-properties fo:font-weight="normal" officeooo:rsid="0010dfb6" style:letter-kerning="true" style:font-weight-asian="normal" style:font-weight-complex="normal"/>
    </style:style>
    <style:style style:name="T10" style:family="text">
      <style:text-properties fo:font-weight="normal" officeooo:rsid="0018d49d" style:letter-kerning="true" style:font-weight-asian="normal"/>
    </style:style>
    <style:style style:name="T11" style:family="text">
      <style:text-properties fo:font-weight="normal" officeooo:rsid="003923da" style:letter-kerning="true" style:font-weight-asian="normal"/>
    </style:style>
    <style:style style:name="T12" style:family="text">
      <style:text-properties fo:font-weight="normal" officeooo:rsid="0046f080" style:letter-kerning="true" style:font-weight-asian="normal"/>
    </style:style>
    <style:style style:name="T13" style:family="text">
      <style:text-properties fo:font-weight="normal" officeooo:rsid="0013d61f" style:letter-kerning="true" style:font-weight-asian="normal"/>
    </style:style>
    <style:style style:name="T14" style:family="text">
      <style:text-properties fo:font-weight="bold" style:letter-kerning="true" style:font-weight-asian="bold" style:font-weight-complex="bold"/>
    </style:style>
    <style:style style:name="T15" style:family="text">
      <style:text-properties fo:font-weight="bold" officeooo:rsid="0010dfb6" style:letter-kerning="true" style:font-weight-asian="bold" style:font-weight-complex="bold"/>
    </style:style>
    <style:style style:name="T16" style:family="text">
      <style:text-properties fo:font-weight="bold" officeooo:rsid="003923da" style:letter-kerning="true" style:font-weight-asian="bold" style:font-weight-complex="bold"/>
    </style:style>
    <style:style style:name="T17" style:family="text">
      <style:text-properties fo:font-weight="bold" officeooo:rsid="0045da1a" style:letter-kerning="true" style:font-weight-asian="bold" style:font-weight-complex="bold"/>
    </style:style>
    <style:style style:name="T18" style:family="text">
      <style:text-properties fo:font-weight="bold" officeooo:rsid="0046f080" style:letter-kerning="true" style:font-weight-asian="bold" style:font-weight-complex="bold"/>
    </style:style>
    <style:style style:name="T19" style:family="text">
      <style:text-properties fo:font-weight="bold" officeooo:rsid="0013d61f" style:letter-kerning="true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dfb6" style:font-weight-asian="bold" style:font-weight-complex="bold"/>
    </style:style>
    <style:style style:name="T22" style:family="text">
      <style:text-properties fo:font-weight="bold" officeooo:rsid="00155963" style:font-weight-asian="bold" style:font-weight-complex="bold"/>
    </style:style>
    <style:style style:name="T23" style:family="text">
      <style:text-properties fo:font-weight="bold" officeooo:rsid="003d7d58" style:font-weight-asian="bold" style:font-weight-complex="bold"/>
    </style:style>
    <style:style style:name="T24" style:family="text">
      <style:text-properties fo:font-weight="bold" officeooo:rsid="004448dd" style:font-weight-asian="bold" style:font-weight-complex="bold"/>
    </style:style>
    <style:style style:name="T25" style:family="text">
      <style:text-properties officeooo:rsid="0010dfb6"/>
    </style:style>
    <style:style style:name="T26" style:family="text">
      <style:text-properties officeooo:rsid="002dd738"/>
    </style:style>
    <style:style style:name="T27" style:family="text">
      <style:text-properties officeooo:rsid="0030201d"/>
    </style:style>
    <style:style style:name="T28" style:family="text">
      <style:text-properties officeooo:rsid="0031badc"/>
    </style:style>
    <style:style style:name="T29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5da1a" style:letter-kerning="true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6f080" style:letter-kerning="true" style:font-size-asian="12pt" style:font-weight-asian="bold" style:font-size-complex="12pt" style:font-weight-complex="bold"/>
    </style:style>
    <style:style style:name="T44" style:family="text">
      <style:text-properties fo:font-size="12pt" fo:font-weight="normal" style:letter-kerning="true" style:font-size-asian="12pt" style:font-weight-asian="normal" style:font-size-complex="12pt"/>
    </style:style>
    <style:style style:name="T45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46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47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48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9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50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54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55" style:family="text">
      <style:text-properties officeooo:rsid="003923da"/>
    </style:style>
    <style:style style:name="T56" style:family="text">
      <style:text-properties style:font-name="DejaVu Sans Condensed" fo:font-size="12pt" fo:font-weight="normal" style:letter-kerning="true" style:font-size-asian="12pt" style:font-weight-asian="normal" style:font-size-complex="12pt"/>
    </style:style>
    <style:style style:name="T57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58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59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46f080" style:letter-kerning="true" style:font-size-asian="12pt" style:font-weight-asian="normal" style:font-size-complex="12pt"/>
    </style:style>
    <style:style style:name="T61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30201d" style:letter-kerning="true" style:font-size-asian="12pt" style:font-weight-asian="bold" style:font-size-complex="12pt" style:font-weight-complex="bold"/>
    </style:style>
    <style:style style:name="T65" style:family="text">
      <style:text-properties style:font-name="DejaVu Sans Condensed" fo:font-size="12pt" fo:font-weight="bold" officeooo:rsid="0045da1a" style:letter-kerning="true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46f080" style:letter-kerning="tru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0fe8b2" style:letter-kerning="tru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3170e2" style:letter-kerning="true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DejaVu Sans Condensed" fo:font-size="12pt" style:letter-kerning="true" style:font-size-asian="12pt" style:font-size-complex="12pt"/>
    </style:style>
    <style:style style:name="T72" style:family="text">
      <style:text-properties style:font-name="DejaVu Sans Condensed" fo:font-size="12pt" officeooo:rsid="0046f080" style:letter-kerning="true" style:font-size-asian="12pt" style:font-size-complex="12pt"/>
    </style:style>
    <style:style style:name="T73" style:family="text">
      <style:text-properties style:font-name="DejaVu Sans Condensed" fo:font-size="12pt" officeooo:rsid="0013d61f" style:letter-kerning="true" style:font-size-asian="12pt" style:font-size-complex="12pt"/>
    </style:style>
    <style:style style:name="T74" style:family="text">
      <style:text-properties officeooo:rsid="003b60fe"/>
    </style:style>
    <style:style style:name="T75" style:family="text">
      <style:text-properties officeooo:rsid="003d7d58"/>
    </style:style>
    <style:style style:name="T76" style:family="text">
      <style:text-properties style:font-weight-complex="normal"/>
    </style:style>
    <style:style style:name="T77" style:family="text">
      <style:text-properties officeooo:rsid="003d7d58" style:font-weight-complex="normal"/>
    </style:style>
    <style:style style:name="T78" style:family="text">
      <style:text-properties officeooo:rsid="0044185e" style:font-weight-complex="normal"/>
    </style:style>
    <style:style style:name="T79" style:family="text">
      <style:text-properties officeooo:rsid="0046f080" style:font-weight-complex="normal"/>
    </style:style>
    <style:style style:name="T80" style:family="text">
      <style:text-properties officeooo:rsid="003f3c98"/>
    </style:style>
    <style:style style:name="T81" style:family="text">
      <style:text-properties officeooo:rsid="0044185e"/>
    </style:style>
    <style:style style:name="T82" style:family="text">
      <style:text-properties officeooo:rsid="0046f080"/>
    </style:style>
    <style:style style:name="T83" style:family="text">
      <style:text-properties style:letter-kerning="true"/>
    </style:style>
    <style:style style:name="T84" style:family="text">
      <style:text-properties officeooo:rsid="0010dfb6" style:letter-kerning="true"/>
    </style:style>
    <style:style style:name="T8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72">1<text:span text:style-name="T85">xx</text:span> - Controls</text:p>
          </table:table-cell>
          <table:table-cell table:style-name="Table2.B1" office:value-type="string">
            <text:p text:style-name="P73">2xx - Ground</text:p>
          </table:table-cell>
          <table:table-cell table:style-name="Table2.B1" office:value-type="string">
            <text:p text:style-name="P73">3xx - Flight</text:p>
          </table:table-cell>
          <table:table-cell table:style-name="Table2.B1" office:value-type="string">
            <text:p text:style-name="P73">4xx - A2A</text:p>
          </table:table-cell>
          <table:table-cell table:style-name="Table2.E1" office:value-type="string">
            <text:p text:style-name="P73">5xx - A2G</text:p>
          </table:table-cell>
          <table:table-cell table:style-name="Table2.F1" office:value-type="string">
            <text:p text:style-name="P73">6xx - Misc</text:p>
          </table:table-cell>
        </table:table-row>
      </table:table>
      <text:p text:style-name="P65"><text:span text:style-name="T30">5</text:span><text:span text:style-name="T39">0</text:span><text:span text:style-name="T30">1</text:span><text:span text:style-name="T31"> - </text:span><text:span text:style-name="T32">A/G - </text:span><text:span text:style-name="T33">Bombs, Rockets,</text:span><text:span text:style-name="T40"> Guns</text:span></text:p>
      <text:p text:style-name="P1"/>
      <text:p text:style-name="P4">Mixed weapon loadouts</text:p>
      <text:list text:style-name="L1">
        <text:list-item>
          <text:p text:style-name="P17"><text:span text:style-name="T63">Mixed loadouts are not valid</text:span><text:span text:style-name="T59">, </text:span><text:span text:style-name="T63">except</text:span><text:span text:style-name="T59"> the following: RB-24/-24J A2A missiles are allowed with any loadout, and AKAN 30 mm gunpods are allowed with RB-75 (Maverick) or RB-05A (MCLOS) missiles.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QFE reqd?</text:p>
          </table:table-cell>
          <table:table-cell table:style-name="Table1.A1" office:value-type="string">
            <text:p text:style-name="P12">waypoint reqd?</text:p>
          </table:table-cell>
          <table:table-cell table:style-name="Table1.G1" office:value-type="string">
            <text:p text:style-name="P12">radar ranging?</text:p>
          </table:table-cell>
        </table:table-row>
        <table:table-row>
          <table:table-cell table:style-name="Table1.A2" office:value-type="string">
            <text:p text:style-name="P12"><text:span text:style-name="T20">Level</text:span><text:span text:style-name="T1"> (CCRP)</text:span></text:p>
          </table:table-cell>
          <table:table-cell table:style-name="Table1.A2" office:value-type="string">
            <text:p text:style-name="P12">PLAN</text:p>
          </table:table-cell>
          <table:table-cell table:style-name="Table1.A2" office:value-type="string">
            <text:p text:style-name="P12">ANF</text:p>
          </table:table-cell>
          <table:table-cell table:style-name="Table1.A2" office:value-type="string">
            <text:p text:style-name="P12">LD/HD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2">no</text:p>
          </table:table-cell>
          <table:table-cell table:style-name="Table1.G2" office:value-type="string">
            <text:p text:style-name="P12">yes</text:p>
          </table:table-cell>
        </table:table-row>
        <table:table-row>
          <table:table-cell table:style-name="Table1.A2" office:value-type="string">
            <text:p text:style-name="P5">Direct</text:p>
          </table:table-cell>
          <table:table-cell table:style-name="Table1.A2" office:value-type="string">
            <text:p text:style-name="P12">PLAN</text:p>
          </table:table-cell>
          <table:table-cell table:style-name="Table1.A2" office:value-type="string">
            <text:p text:style-name="P12">NAV</text:p>
          </table:table-cell>
          <table:table-cell table:style-name="Table1.A2" office:value-type="string">
            <text:p text:style-name="P12">LD only</text:p>
          </table:table-cell>
          <table:table-cell table:style-name="Table1.A2" office:value-type="string">
            <text:p text:style-name="P12">no</text:p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5">CCIP</text:p>
          </table:table-cell>
          <table:table-cell table:style-name="Table1.A2" office:value-type="string">
            <text:p text:style-name="P12">PLAN</text:p>
          </table:table-cell>
          <table:table-cell table:style-name="Table1.A2" office:value-type="string">
            <text:p text:style-name="P12">NAV</text:p>
          </table:table-cell>
          <table:table-cell table:style-name="Table1.A2" office:value-type="string">
            <text:p text:style-name="P12">HD only</text:p>
          </table:table-cell>
          <table:table-cell table:style-name="Table1.A2" office:value-type="string">
            <text:p text:style-name="P12">yes?</text:p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Precision</text:p>
          </table:table-cell>
          <table:table-cell table:style-name="Table1.A2" office:value-type="string">
            <text:p text:style-name="P12">DYK</text:p>
          </table:table-cell>
          <table:table-cell table:style-name="Table1.A2" office:value-type="string">
            <text:p text:style-name="P12">ANF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Quick</text:p>
          </table:table-cell>
          <table:table-cell table:style-name="Table1.A2" office:value-type="string">
            <text:p text:style-name="P12">DYK</text:p>
          </table:table-cell>
          <table:table-cell table:style-name="Table1.A2" office:value-type="string">
            <text:p text:style-name="P12">NAV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Radar release</text:p>
          </table:table-cell>
          <table:table-cell table:style-name="Table1.A2" office:value-type="string">
            <text:p text:style-name="P12">RR</text:p>
          </table:table-cell>
          <table:table-cell table:style-name="Table1.A2" office:value-type="string">
            <text:p text:style-name="P12">ANF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2">Nav/Toss release</text:p>
          </table:table-cell>
          <table:table-cell table:style-name="Table1.A2" office:value-type="string">
            <text:p text:style-name="P12">RR</text:p>
          </table:table-cell>
          <table:table-cell table:style-name="Table1.A2" office:value-type="string">
            <text:p text:style-name="P12">NAV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</table:table>
      <text:p text:style-name="P1"/>
      <text:p text:style-name="P1"/>
      <text:p text:style-name="P14"><text:span text:style-name="T34">M/71 </text:span><text:span text:style-name="T43">H</text:span><text:span text:style-name="T34">igh</text:span><text:span text:style-name="T42">-</text:span><text:span text:style-name="T34">drag</text:span><text:span text:style-name="T43"> bombs (</text:span><text:span text:style-name="T42">with parachute and nose probe</text:span><text:span text:style-name="T34">)</text:span><text:span text:style-name="T35"> -- 120 kg </text:span><text:span text:style-name="T36">(265 lb) </text:span><text:span text:style-name="T35">GP bombs, 4 per pylon</text:span></text:p>
      <text:list text:style-name="L2">
        <text:list-item>
          <text:p text:style-name="P23">"Level" release -- Level bombing with CCRP</text:p>
        </text:list-item>
      </text:list>
      <text:list text:style-name="L3">
        <text:list-item>
          <text:list>
            <text:list-item>
              <text:p text:style-name="P25"><text:span text:style-name="T15">Weapon Selector</text:span><text:span text:style-name="T5"> dial </text:span><text:span text:style-name="T11">... </text:span><text:span text:style-name="T15">SJO PLAN</text:span><text:span text:style-name="T5"> (default)</text:span></text:p>
            </text:list-item>
            <text:list-item>
              <text:p text:style-name="P25"><text:span text:style-name="T15">Interval</text:span><text:span text:style-name="T5"> dial </text:span><text:span text:style-name="T11">... </text:span><text:span text:style-name="T18">10</text:span><text:span text:style-name="T12"> to </text:span><text:span text:style-name="T18">60</text:span><text:span text:style-name="T12"> </text:span><text:span text:style-name="T5">as needed (distance in m)</text:span></text:p>
            </text:list-item>
            <text:list-item>
              <text:p text:style-name="P25"><text:span text:style-name="T15">Release Mode</text:span><text:span text:style-name="T5"> switch </text:span><text:span text:style-name="T11">... </text:span><text:span text:style-name="T15">SERIE</text:span><text:span text:style-name="T5"> (default)</text:span></text:p>
            </text:list-item>
            <text:list-item>
              <text:p text:style-name="P40"><text:span text:style-name="T76">Set QFE on altimeter to value shown in kneeboard for target waypoint</text:span><text:span text:style-name="T79"> (only required for steering cues, not for bomb accuracy)</text:span></text:p>
            </text:list-item>
            <text:list-item>
              <text:p text:style-name="P30"><text:span text:style-name="T9">W</text:span><text:span text:style-name="T6">hen approaching target waypoint (Mx): </text:span><text:span text:style-name="T15">Master Mode</text:span><text:span text:style-name="T5"> dial </text:span><text:span text:style-name="T11">... </text:span><text:span text:style-name="T14">ANF</text:span></text:p>
            </text:list-item>
            <text:list-item>
              <text:p text:style-name="P32"><text:span text:style-name="T7">Speed </text:span><text:span text:style-name="T14">0.7 to 0.9 Mach</text:span><text:span text:style-name="T4">. <text:s/></text:span><text:span text:style-name="T10">U</text:span><text:span text:style-name="T4">se </text:span><text:span text:style-name="T14">Stage 2 AB</text:span><text:span text:style-name="T4"> for about 0.85 Mach.</text:span></text:p>
            </text:list-item>
            <text:list-item>
              <text:p text:style-name="P30"><text:span text:style-name="T4">Put dot on HUD on the actual target location (ideally should be inside the target indicator circle), then h</text:span><text:span text:style-name="T13">old trigger </text:span><text:span text:style-name="T19">UNSAFE</text:span><text:span text:style-name="T13"> </text:span><text:span text:style-name="T11">(</text:span><text:span text:style-name="T16">Trigger 1st stage</text:span><text:span text:style-name="T11">)</text:span><text:span text:style-name="T4"> to designate the target location</text:span><text:span text:style-name="T13">.</text:span></text:p>
            </text:list-item>
            <text:list-item>
              <text:p text:style-name="P30"><text:span text:style-name="T13">H</text:span><text:span text:style-name="T4">UD symbology will "jump" and now the dot gives steering directions to release point. <text:s/>Keep the dot inside the circle.</text:span></text:p>
            </text:list-item>
            <text:list-item>
              <text:p text:style-name="P30"><text:span text:style-name="T4">2 seconds before release, range bar at bottom will start flashing. <text:s/></text:span><text:span text:style-name="T14">Press and hold Trigger 2nd stage</text:span><text:span text:style-name="T4"> to give release consent.</text:span></text:p>
            </text:list-item>
            <text:list-item>
              <text:p text:style-name="P44">At release point, dot will show "wings". <text:s/>Keep trigger held until all bombs are gone.</text:p>
            </text:list-item>
          </text:list>
        </text:list-item>
      </text:list>
      <text:list text:style-name="L4">
        <text:list-item>
          <text:list>
            <text:list-item>
              <text:p text:style-name="P69"><text:span text:style-name="T56">You can use this mode against targets of opportunity, even with invalid QFE setting. <text:s/>The circle steering cue will be missing or inaccurate, but if you keep flying straight after designating the target with Trigger UNSAFE, the bomb drop should be fairly accurate.</text:span></text:p>
            </text:list-item>
          </text:list>
        </text:list-item>
      </text:list>
      <text:list text:style-name="L5">
        <text:list-item>
          <text:p text:style-name="P24">"CCIP" release -- Low altitude bombing with CCIP (high-drag bombs only)</text:p>
        </text:list-item>
      </text:list>
      <text:list xml:id="list101844601" text:style-name="L6">
        <text:list-item>
          <text:list>
            <text:list-item>
              <text:p text:style-name="P26"><text:span text:style-name="T15">Weapon Selector</text:span><text:span text:style-name="T5"> dial </text:span><text:span text:style-name="T11">... </text:span><text:span text:style-name="T15">SJO PLAN</text:span><text:span text:style-name="T5"> (default)</text:span></text:p>
            </text:list-item>
            <text:list-item>
              <text:p text:style-name="P26"><text:span text:style-name="T15">Interval</text:span><text:span text:style-name="T5"> dial </text:span><text:span text:style-name="T11">... </text:span><text:span text:style-name="T18">10</text:span><text:span text:style-name="T12"> to </text:span><text:span text:style-name="T18">60</text:span><text:span text:style-name="T12"> </text:span><text:span text:style-name="T5">as needed (distance in m)</text:span></text:p>
            </text:list-item>
            <text:list-item>
              <text:p text:style-name="P26"><text:span text:style-name="T15">Release Mode</text:span><text:span text:style-name="T5"> switch </text:span><text:span text:style-name="T11">... </text:span><text:span text:style-name="T15">SERIE</text:span><text:span text:style-name="T5"> (default)</text:span></text:p>
            </text:list-item>
            <text:list-item>
              <text:p text:style-name="P36"><text:span text:style-name="T15">Master Mode</text:span><text:span text:style-name="T5"> dial </text:span><text:span text:style-name="T11">... </text:span><text:span text:style-name="T15">NAV</text:span></text:p>
            </text:list-item>
            <text:list-item>
              <text:p text:style-name="P41">Set QFE on altimeter to value shown in kneeboard for target waypoint<text:span text:style-name="T82"> (required for CCIP accuracy).</text:span></text:p>
            </text:list-item>
            <text:list-item>
              <text:p text:style-name="P33"><text:span text:style-name="T4">Hold trigger </text:span><text:span text:style-name="T14">UNSAFE</text:span><text:span text:style-name="T4"> </text:span><text:span text:style-name="T11">(</text:span><text:span text:style-name="T16">Trigger 1st stage</text:span><text:span text:style-name="T11">) </text:span><text:span text:style-name="T4">to show HUD </text:span><text:span text:style-name="T12">CCIP </text:span><text:span text:style-name="T4">symbology.</text:span></text:p>
            </text:list-item>
            <text:list-item>
              <text:p text:style-name="P48">Bombs will fall between <text:span text:style-name="T20">dot</text:span> and <text:span text:style-name="T20">circle</text:span>.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45">If dot and circle don't appear, you may be too high and/or slow.</text:p>
                </text:list-item>
              </text:list>
            </text:list-item>
          </text:list>
        </text:list-item>
      </text:list>
      <text:list xml:id="list140403150966236" text:continue-list="list101844601" text:style-name="L6">
        <text:list-item>
          <text:list>
            <text:list-item>
              <text:p text:style-name="P33"><text:span text:style-name="T7">Speed </text:span><text:span text:style-name="T14">0.7 to 0.9 Mach</text:span><text:span text:style-name="T4">. <text:s/></text:span><text:span text:style-name="T10">U</text:span><text:span text:style-name="T4">se </text:span><text:span text:style-name="T14">Stage 2 AB</text:span><text:span text:style-name="T4"> for about 0.85 Mach.</text:span></text:p>
            </text:list-item>
            <text:list-item>
              <text:p text:style-name="P33"><text:span text:style-name="T11">Release h</text:span><text:span text:style-name="T4">eight </text:span><text:span text:style-name="T14">50 m to 200 m</text:span><text:span text:style-name="T4">.</text:span></text:p>
            </text:list-item>
            <text:list-item>
              <text:p text:style-name="P18"><text:span text:style-name="T57">Hold </text:span><text:span text:style-name="T61">Trigger</text:span><text:span text:style-name="T62"> </text:span><text:span text:style-name="T61">2nd stage</text:span><text:span text:style-name="T58"> to drop </text:span><text:span text:style-name="T57">until all bombs are gone.</text:span></text:p>
            </text:list-item>
          </text:list>
        </text:list-item>
      </text:list>
      <text:list text:style-name="L8">
        <text:list-item>
          <text:p text:style-name="P70"><text:span text:style-name="T72">Dive bombing with CCIP -- </text:span><text:span text:style-name="T73">D</text:span><text:span text:style-name="T71">YK mode</text:span></text:p>
        </text:list-item>
      </text:list>
      <text:list text:style-name="L9">
        <text:list-item>
          <text:list>
            <text:list-item>
              <text:p text:style-name="P27"><text:span text:style-name="T15">Weapon Selector</text:span><text:span text:style-name="T5"> dial </text:span><text:span text:style-name="T11">... </text:span><text:span text:style-name="T18">MARK</text:span><text:span text:style-name="T15"> </text:span><text:span text:style-name="T17">DYK</text:span></text:p>
            </text:list-item>
            <text:list-item>
              <text:p text:style-name="P27"><text:span text:style-name="T15">Interval</text:span><text:span text:style-name="T5"> dial </text:span><text:span text:style-name="T11">... </text:span><text:span text:style-name="T5">as needed (distance in m)</text:span></text:p>
            </text:list-item>
            <text:list-item>
              <text:p text:style-name="P27"><text:span text:style-name="T15">Release Mode</text:span><text:span text:style-name="T5"> switch </text:span><text:span text:style-name="T11">... </text:span><text:span text:style-name="T15">SERIE</text:span><text:span text:style-name="T5"> (default)</text:span></text:p>
            </text:list-item>
            <text:list-item>
              <text:p text:style-name="P37"><text:span text:style-name="T15">Master Mode</text:span><text:span text:style-name="T5"> dial </text:span><text:span text:style-name="T11">... </text:span><text:span text:style-name="T18">ANF</text:span><text:span text:style-name="T12"> to use radar ranging, or </text:span><text:span text:style-name="T15">NAV</text:span><text:span text:style-name="T8"> to use triangulation ranging</text:span></text:p>
            </text:list-item>
            <text:list-item>
              <text:p text:style-name="P46">QFE setting only required in order to have an accurate target indicator circle (shows where the target is on the ground).</text:p>
            </text:list-item>
            <text:list-item>
              <text:p text:style-name="P31"><text:span text:style-name="T4">When near the target, pop up and dive on the target. <text:s/>Put the center dot in the HUD on the target's actual location and h</text:span><text:span text:style-name="T13">old trigger </text:span><text:span text:style-name="T19">UNSAFE</text:span><text:span text:style-name="T13"> </text:span><text:span text:style-name="T11">(</text:span><text:span text:style-name="T16">Trigger 1st stage</text:span><text:span text:style-name="T11">) </text:span><text:span text:style-name="T13">to </text:span><text:span text:style-name="T4">begin radar ranging</text:span><text:span text:style-name="T13">.</text:span><text:span text:style-name="T4"> <text:s/>A "fin" will appear over the dot to indicate radar ranging is active.</text:span></text:p>
            </text:list-item>
            <text:list-item>
              <text:p text:style-name="P19"><text:span text:style-name="T57">H</text:span><text:span text:style-name="T60">old the dot on the target. <text:s/>2 seconds before release, range bar at bottom of HUD will begin flashing. <text:s/>When dot shows "wings", hold Trigger 2nd stage to drop</text:span><text:span text:style-name="T58"> </text:span><text:span text:style-name="T57">until all bombs are gone.</text:span></text:p>
            </text:list-item>
          </text:list>
        </text:list-item>
      </text:list>
      <text:list text:style-name="L10">
        <text:list-item>
          <text:p text:style-name="P47">Any altitude level bombing with CCRP -- RR mode</text:p>
          <text:list>
            <text:list-item>
              <text:p text:style-name="P47">Target at waypoint -- NAV mode</text:p>
            </text:list-item>
            <text:list-item>
              <text:p text:style-name="P47"/>
            </text:list-item>
            <text:list-item>
              <text:p text:style-name="P47"><text:soft-page-break/>Target designated on radar -- ANF mode</text:p>
            </text:list-item>
          </text:list>
        </text:list-item>
      </text:list>
      <text:p text:style-name="P9"/>
      <text:p text:style-name="P9"/>
      <text:p text:style-name="P16"><text:span text:style-name="T67">M/71 </text:span><text:span text:style-name="T66">Low-drag </text:span><text:span text:style-name="T67">bombs (</text:span><text:span text:style-name="T65">no parachute or nose probe</text:span><text:span text:style-name="T67">)</text:span><text:span text:style-name="T64"> -- 120 kg </text:span><text:span text:style-name="T68">(265 lb) </text:span><text:span text:style-name="T64">GP bombs, 4 per pylon</text:span></text:p>
      <text:list text:style-name="L11">
        <text:list-item>
          <text:p text:style-name="P22"><text:span text:style-name="T64">P</text:span><text:span text:style-name="T65">LAN mode (CCRP level bombing)</text:span></text:p>
          <text:list>
            <text:list-item>
              <text:p text:style-name="P59"><text:span text:style-name="T84">M</text:span><text:span text:style-name="T83">in height: Approx 200m AGL. <text:s/>Bombs can be safely dropped as low as 150 m without damage, but won't be accurate.</text:span></text:p>
            </text:list-item>
          </text:list>
        </text:list-item>
      </text:list>
      <text:list text:style-name="L12">
        <text:list-item>
          <text:list>
            <text:list-item>
              <text:p text:style-name="P28"><text:span text:style-name="T15">Weapon Selector</text:span><text:span text:style-name="T5"> dial </text:span><text:span text:style-name="T11">... </text:span><text:span text:style-name="T15">SJO PLAN</text:span><text:span text:style-name="T5"> (default)</text:span></text:p>
            </text:list-item>
            <text:list-item>
              <text:p text:style-name="P28"><text:span text:style-name="T15">Interval</text:span><text:span text:style-name="T5"> dial </text:span><text:span text:style-name="T11">... </text:span><text:span text:style-name="T5">as needed (distance in m)</text:span></text:p>
            </text:list-item>
            <text:list-item>
              <text:p text:style-name="P28"><text:span text:style-name="T15">Release Mode</text:span><text:span text:style-name="T5"> switch </text:span><text:span text:style-name="T11">... </text:span><text:span text:style-name="T15">SERIE</text:span><text:span text:style-name="T5"> (default)</text:span></text:p>
            </text:list-item>
            <text:list-item>
              <text:p text:style-name="P38"><text:span text:style-name="T15">Master Mode</text:span><text:span text:style-name="T5"> dial </text:span><text:span text:style-name="T11">... </text:span><text:span text:style-name="T15">NAV</text:span></text:p>
            </text:list-item>
            <text:list-item>
              <text:p text:style-name="P42">Set QFE on altimeter to value shown in kneeboard for target waypoint.</text:p>
            </text:list-item>
            <text:list-item>
              <text:p text:style-name="P34"><text:span text:style-name="T4">Hold trigger </text:span><text:span text:style-name="T14">UNSAFE</text:span><text:span text:style-name="T4"> </text:span><text:span text:style-name="T11">(</text:span><text:span text:style-name="T16">Trigger 1st stage</text:span><text:span text:style-name="T11">) </text:span><text:span text:style-name="T4">to show HUD symbology.</text:span></text:p>
            </text:list-item>
            <text:list-item>
              <text:p text:style-name="P49">Bombs will fall between <text:span text:style-name="T20">dot</text:span> and <text:span text:style-name="T20">circle</text:span>.</text:p>
            </text:list-item>
            <text:list-item>
              <text:p text:style-name="P34"><text:span text:style-name="T7">Speed </text:span><text:span text:style-name="T14">0.7 to 0.9 Mach</text:span><text:span text:style-name="T4">. <text:s/></text:span><text:span text:style-name="T10">U</text:span><text:span text:style-name="T4">se </text:span><text:span text:style-name="T14">Stage 2 AB</text:span><text:span text:style-name="T4"> for about 0.85 Mach.</text:span></text:p>
            </text:list-item>
            <text:list-item>
              <text:p text:style-name="P34"><text:span text:style-name="T11">Release h</text:span><text:span text:style-name="T4">eight </text:span><text:span text:style-name="T14">50 m to 200 m</text:span><text:span text:style-name="T4">.</text:span></text:p>
            </text:list-item>
            <text:list-item>
              <text:p text:style-name="P20"><text:span text:style-name="T57">Hold </text:span><text:span text:style-name="T61">Trigger</text:span><text:span text:style-name="T62"> </text:span><text:span text:style-name="T61">2nd stage</text:span><text:span text:style-name="T58"> to drop </text:span><text:span text:style-name="T57">until all bombs are gone.</text:span></text:p>
            </text:list-item>
          </text:list>
        </text:list-item>
      </text:list>
      <text:list text:style-name="L13">
        <text:list-item>
          <text:p text:style-name="P71"><text:span text:style-name="T57">D</text:span><text:span text:style-name="T56">YK mode (CCIP dive bombing) -- low-drag or high-drag</text:span></text:p>
        </text:list-item>
      </text:list>
      <text:list text:style-name="L14">
        <text:list-item>
          <text:list>
            <text:list-item>
              <text:p text:style-name="P29"><text:span text:style-name="T15">Weapon Selector</text:span><text:span text:style-name="T5"> dial </text:span><text:span text:style-name="T11">... </text:span><text:span text:style-name="T15">SJO </text:span><text:span text:style-name="T17">DYK</text:span></text:p>
            </text:list-item>
            <text:list-item>
              <text:p text:style-name="P29"><text:span text:style-name="T15">Interval</text:span><text:span text:style-name="T5"> dial </text:span><text:span text:style-name="T11">... </text:span><text:span text:style-name="T5">as needed (distance in m)</text:span></text:p>
            </text:list-item>
            <text:list-item>
              <text:p text:style-name="P29"><text:span text:style-name="T15">Release Mode</text:span><text:span text:style-name="T5"> switch </text:span><text:span text:style-name="T11">... </text:span><text:span text:style-name="T15">SERIE</text:span><text:span text:style-name="T5"> (default)</text:span></text:p>
            </text:list-item>
            <text:list-item>
              <text:p text:style-name="P39"><text:span text:style-name="T15">Master Mode</text:span><text:span text:style-name="T5"> dial </text:span><text:span text:style-name="T11">... </text:span><text:span text:style-name="T15">NAV</text:span></text:p>
            </text:list-item>
            <text:list-item>
              <text:p text:style-name="P43">Set QFE on altimeter to value shown in kneeboard for target waypoint.</text:p>
            </text:list-item>
            <text:list-item>
              <text:p text:style-name="P35"><text:span text:style-name="T4">Hold trigger </text:span><text:span text:style-name="T14">UNSAFE</text:span><text:span text:style-name="T4"> </text:span><text:span text:style-name="T11">(</text:span><text:span text:style-name="T16">Trigger 1st stage</text:span><text:span text:style-name="T11">) </text:span><text:span text:style-name="T4">to show HUD symbology.</text:span></text:p>
            </text:list-item>
            <text:list-item>
              <text:p text:style-name="P50">Bombs will fall between <text:span text:style-name="T20">dot</text:span> and <text:span text:style-name="T20">circle</text:span>.</text:p>
            </text:list-item>
            <text:list-item>
              <text:p text:style-name="P35"><text:span text:style-name="T7">Speed </text:span><text:span text:style-name="T14">0.7 to 0.9 Mach</text:span><text:span text:style-name="T4">. <text:s/></text:span><text:span text:style-name="T10">U</text:span><text:span text:style-name="T4">se </text:span><text:span text:style-name="T14">Stage 2 AB</text:span><text:span text:style-name="T4"> for about 0.85 Mach.</text:span></text:p>
            </text:list-item>
            <text:list-item>
              <text:p text:style-name="P35"><text:span text:style-name="T11">Release h</text:span><text:span text:style-name="T4">eight </text:span><text:span text:style-name="T14">50 m to 200 m</text:span><text:span text:style-name="T4">.</text:span></text:p>
            </text:list-item>
            <text:list-item>
              <text:p text:style-name="P21"><text:span text:style-name="T57">Hold </text:span><text:span text:style-name="T61">Trigger</text:span><text:span text:style-name="T62"> </text:span><text:span text:style-name="T61">2nd stage</text:span><text:span text:style-name="T58"> to drop </text:span><text:span text:style-name="T57">until all bombs are gone.</text:span></text:p>
            </text:list-item>
          </text:list>
        </text:list-item>
      </text:list>
      <text:p text:style-name="P7"/>
      <text:p text:style-name="P6"/>
      <text:p text:style-name="P2">ARAK M/70B rockets<text:span text:style-name="T27"> -- 135 mm</text:span><text:span text:style-name="T74"> (5.3 in)</text:span><text:span text:style-name="T27">, 6 per pod, HE-Frag or HEAT</text:span></text:p>
      <text:p text:style-name="P10"><text:span text:style-name="T25">S</text:span>hort range mode (1<text:span text:style-name="T80"> km to 3 km</text:span>)</text:p>
      <text:list text:style-name="L15">
        <text:list-item>
          <text:p text:style-name="P51"><text:span text:style-name="T21">Weapon Selector</text:span><text:span text:style-name="T25"> dial </text:span><text:span text:style-name="T55">... </text:span><text:span text:style-name="T22">ATTACK</text:span></text:p>
        </text:list-item>
        <text:list-item>
          <text:p text:style-name="P52"><text:span text:style-name="T21">Release Mode</text:span><text:span text:style-name="T25"> switch</text:span><text:span text:style-name="T75">:</text:span><text:span text:style-name="T77"> </text:span><text:span text:style-name="T23">NORM/</text:span><text:span text:style-name="T21">SERIE</text:span><text:span text:style-name="T25"> (</text:span><text:span text:style-name="T75">up, </text:span><text:span text:style-name="T25">default)</text:span><text:span text:style-name="T81"> for Short Range</text:span></text:p>
        </text:list-item>
        <text:list-item>
          <text:p text:style-name="P61"><text:span text:style-name="T20">Second Release Mode</text:span> switch switch<text:span text:style-name="T75">:</text:span></text:p>
          <text:list>
            <text:list-item>
              <text:p text:style-name="P61"><text:span text:style-name="T20">GRUPP</text:span><text:span text:style-name="T23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61"><text:span text:style-name="T20">ENKEL</text:span><text:span text:style-name="T23">/STD</text:span> (down) for single rocket per pod per trigger press</text:p>
            </text:list-item>
          </text:list>
        </text:list-item>
        <text:list-item>
          <text:p text:style-name="P61"><text:span text:style-name="T51">When approaching target waypoint, </text:span><text:span text:style-name="T37">Master Mode</text:span><text:span text:style-name="T45"> dial</text:span><text:span text:style-name="T53">:</text:span></text:p>
          <text:list>
            <text:list-item>
              <text:p text:style-name="P61"><text:span text:style-name="T38">ANF</text:span><text:span text:style-name="T52"> for automatic continuous target ranging</text:span></text:p>
            </text:list-item>
            <text:list-item>
              <text:p text:style-name="P66"><text:span text:style-name="T29">NAV</text:span><text:span text:style-name="T50"> for manual target ranging (hold Trigger Unsafe to range)</text:span></text:p>
            </text:list-item>
          </text:list>
        </text:list-item>
        <text:list-item>
          <text:p text:style-name="P62"><text:span text:style-name="T54">(optional) </text:span><text:span text:style-name="T45">Set QFE on altimeter to value shown in kneeboard for target waypoint.</text:span><text:span text:style-name="T46"> (Not required</text:span><text:span text:style-name="T54">, </text:span><text:span text:style-name="T46">only affect</text:span><text:span text:style-name="T54">s</text:span><text:span text:style-name="T46"> the placement of the target indicator ring, not the rocket accuracy.)</text:span></text:p>
        </text:list-item>
        <text:list-item>
          <text:p text:style-name="P67"><text:span text:style-name="T44">Pop up and dive on the target. <text:s/>Must be diving more than </text:span><text:span text:style-name="T29">5 deg</text:span><text:span text:style-name="T44"> for radar ranging to work.</text:span></text:p>
        </text:list-item>
        <text:list-item>
          <text:p text:style-name="P62"><text:span text:style-name="T47">P</text:span>ut <text:span text:style-name="T81">small solid </text:span>center dot <text:span text:style-name="T28">on the target. <text:s/></text:span><text:span text:style-name="T81">Hollow </text:span><text:span text:style-name="T28">ring should show location of target</text:span>.</text:p>
        </text:list-item>
        <text:list-item>
          <text:p text:style-name="P53">Hold <text:span text:style-name="T20">Trigger Unsafe</text:span> to begin radar ranging<text:span text:style-name="T81"> (if in NAV mode)</text:span>. <text:s/><text:span text:style-name="T26">Target indicator ring will disappear.</text:span></text:p>
        </text:list-item>
        <text:list-item>
          <text:p text:style-name="P53">Distance line at bottom flashes when within 2 seconds of release.</text:p>
        </text:list-item>
        <text:list-item>
          <text:p text:style-name="P53">When in range, "wings" appear to either side of center dot. <text:s/><text:span text:style-name="T20">Press and hold trigger to fire.</text:span></text:p>
        </text:list-item>
      </text:list>
      <text:p text:style-name="P15"><text:span text:style-name="T69">Long</text:span><text:span text:style-name="T70"> range mode (</text:span><text:span text:style-name="T69">6 km to 7 km</text:span><text:span text:style-name="T70">)</text:span></text:p>
      <text:list text:style-name="L16">
        <text:list-item>
          <text:p text:style-name="P54"><text:span text:style-name="T21">Weapon Selector</text:span><text:span text:style-name="T25"> dial </text:span><text:span text:style-name="T55">... </text:span><text:span text:style-name="T22">ATTACK</text:span></text:p>
        </text:list-item>
        <text:list-item>
          <text:p text:style-name="P54"><text:span text:style-name="T21">Release Mode</text:span><text:span text:style-name="T25"> switch</text:span><text:span text:style-name="T75">:</text:span><text:span text:style-name="T77"> </text:span><text:span text:style-name="T23">LA/IMP</text:span><text:span text:style-name="T77"> (down)</text:span><text:span text:style-name="T78"> for Long Range</text:span></text:p>
        </text:list-item>
        <text:list-item>
          <text:p text:style-name="P63"><text:span text:style-name="T20">Second Release Mode</text:span> switch switch<text:span text:style-name="T75">:</text:span></text:p>
          <text:list>
            <text:list-item>
              <text:p text:style-name="P63"><text:span text:style-name="T20">GRUPP</text:span><text:span text:style-name="T23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24">Recommended</text:span><text:span text:style-name="T3"> for long range mode.</text:span></text:p>
            </text:list-item>
            <text:list-item>
              <text:p text:style-name="P63"><text:span text:style-name="T20">ENKEL</text:span><text:span text:style-name="T23">/STD</text:span> (down) for single rocket per pod per trigger press</text:p>
            </text:list-item>
          </text:list>
        </text:list-item>
        <text:list-item>
          <text:p text:style-name="P63"><text:span text:style-name="T51">When approaching target waypoint, </text:span><text:span text:style-name="T37">Master Mode</text:span><text:span text:style-name="T45"> dial</text:span><text:span text:style-name="T53">:</text:span></text:p>
          <text:list>
            <text:list-item>
              <text:p text:style-name="P63"><text:span text:style-name="T38">ANF</text:span><text:span text:style-name="T52"> for automatic continuous target ranging</text:span></text:p>
            </text:list-item>
            <text:list-item>
              <text:p text:style-name="P57">(Cannot be in NAV mode for long range rockets)</text:p>
            </text:list-item>
          </text:list>
        </text:list-item>
        <text:list-item>
          <text:p text:style-name="P63"><text:span text:style-name="T54">(optional) </text:span><text:span text:style-name="T45">Set QFE on altimeter to value shown in kneeboard for target waypoint.</text:span><text:span text:style-name="T46"> (Not required</text:span><text:span text:style-name="T54">, </text:span><text:span text:style-name="T46">only affect</text:span><text:span text:style-name="T54">s</text:span><text:span text:style-name="T46"> the placement of the target indicator ring, not the rocket accuracy.)</text:span></text:p>
        </text:list-item>
        <text:list-item>
          <text:p text:style-name="P68"><text:span text:style-name="T44">Pop up and dive on the target. <text:s/>Must be diving more than </text:span><text:span text:style-name="T41">3</text:span><text:span text:style-name="T29"> deg</text:span><text:span text:style-name="T44"> for radar ranging to work.</text:span></text:p>
        </text:list-item>
        <text:list-item>
          <text:p text:style-name="P63"><text:span text:style-name="T47">P</text:span>ut <text:span text:style-name="T81">small solid </text:span>center dot <text:span text:style-name="T28">on the target. <text:s/></text:span><text:span text:style-name="T81">Hollow </text:span><text:span text:style-name="T28">ring should show location of target</text:span>.</text:p>
        </text:list-item>
        <text:list-item>
          <text:p text:style-name="P54">Hold <text:span text:style-name="T20">Trigger Unsafe</text:span>. <text:s/><text:span text:style-name="T26">Target indicator ring will disappear</text:span><text:span text:style-name="T81">??</text:span></text:p>
        </text:list-item>
        <text:list-item>
          <text:p text:style-name="P54">Distance line at bottom flashes when within 2 seconds of release.</text:p>
        </text:list-item>
        <text:list-item>
          <text:p text:style-name="P60"><text:span text:style-name="T76">When in range, "wings" appear to either side of center dot. <text:s/></text:span><text:span text:style-name="T20">Press and hold trigger to fire.</text:span></text:p>
        </text:list-item>
      </text:list>
      <text:p text:style-name="P8"/>
      <text:p text:style-name="P3">AKAN 30/55 gun pods -- 30 mm, 150 rounds per pod</text:p>
      <text:list text:style-name="L17">
        <text:list-item>
          <text:p text:style-name="P55"><text:span text:style-name="T21">Weapon Selector</text:span><text:span text:style-name="T25"> dial </text:span><text:span text:style-name="T55">...</text:span><text:span text:style-name="T25"> </text:span><text:span text:style-name="T22">ATTACK</text:span></text:p>
        </text:list-item>
        <text:list-item>
          <text:p text:style-name="P55"><text:span text:style-name="T21">Release Mode</text:span><text:span text:style-name="T25"> switch </text:span><text:span text:style-name="T55">... </text:span><text:span text:style-name="T21">SERIE</text:span><text:span text:style-name="T25"> (default)</text:span></text:p>
        </text:list-item>
        <text:list-item>
          <text:p text:style-name="P64"><text:span text:style-name="T51">When approaching target waypoint, </text:span><text:span text:style-name="T37">Master Mode</text:span><text:span text:style-name="T45"> dial </text:span><text:span text:style-name="T49">... </text:span><text:span text:style-name="T38">ANF</text:span></text:p>
        </text:list-item>
        <text:list-item>
          <text:p text:style-name="P64"><text:soft-page-break/><text:span text:style-name="T45">Set QFE on altimeter to value shown in kneeboard for target waypoint.</text:span><text:span text:style-name="T46"> (Not strictly required</text:span><text:span text:style-name="T48">?? <text:s/>Seems to </text:span><text:span text:style-name="T46">only affect the placement of the target indicator ring, not the rocket accuracy.)</text:span></text:p>
        </text:list-item>
        <text:list-item>
          <text:p text:style-name="P58">Pop up and dive on the target. <text:s/>Must be diving more than 5 deg for radar ranging to work.</text:p>
        </text:list-item>
        <text:list-item>
          <text:p text:style-name="P64"><text:span text:style-name="T47">P</text:span>ut center dot <text:span text:style-name="T28">on the target. <text:s/>Target indicator ring should show location of target</text:span>.</text:p>
        </text:list-item>
        <text:list-item>
          <text:p text:style-name="P55">Hold <text:span text:style-name="T20">Trigger Unsafe</text:span> to begin radar ranging. <text:s/><text:span text:style-name="T26">Target indicator ring will disappear.</text:span></text:p>
        </text:list-item>
        <text:list-item>
          <text:p text:style-name="P55">Distance line at bottom flashes when within 2 seconds of release.</text:p>
        </text:list-item>
        <text:list-item>
          <text:p text:style-name="P56">When in range, "wings" appear to either side of center dot. <text:s/><text:span text:style-name="T20">Press and hold trigger to fire.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4:01.080000000</dc:date>
    <meta:editing-duration>PT23H38M46S</meta:editing-duration>
    <meta:editing-cycles>37</meta:editing-cycles>
    <meta:generator>LibreOffice/7.5.2.2$Windows_X86_64 LibreOffice_project/53bb9681a964705cf672590721dbc85eb4d0c3a2</meta:generator>
    <meta:document-statistic meta:table-count="2" meta:image-count="0" meta:object-count="0" meta:page-count="3" meta:paragraph-count="143" meta:word-count="1431" meta:character-count="7651" meta:non-whitespace-character-count="6432"/>
  </office:meta>
</office:document-meta>
</file>